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282cm" svg:stroke-color="#016946" draw:marker-start-width="0.621cm" draw:marker-end-width="0.621cm" draw:fill="none" draw:textarea-horizontal-align="justify" draw:textarea-vertical-align="middle" draw:auto-grow-height="false" fo:min-height="2.568cm" fo:min-width="2.92cm" fo:padding-top="0.264cm" fo:padding-bottom="0.264cm" fo:padding-left="0.389cm" fo:padding-right="0.389cm"/>
    </style:style>
    <style:style style:name="gr2" style:family="graphic" style:parent-style-name="standard">
      <style:graphic-properties draw:stroke="none" svg:stroke-color="#3465a4" draw:fill="none" fo:min-height="3.805cm"/>
    </style:style>
    <style:style style:name="P1" style:family="paragraph">
      <loext:graphic-properties draw:fill="none"/>
      <style:paragraph-properties fo:text-align="center"/>
      <style:text-properties style:font-name="Times New Roman"/>
    </style:style>
    <style:style style:name="P2" style:family="paragraph">
      <loext:graphic-properties draw:fill="none"/>
      <style:text-properties style:font-name="Times New Roman"/>
    </style:style>
    <style:style style:name="T1" style:family="text">
      <style:text-properties style:font-name="Times New Roman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3cm" svg:height="3.1cm" draw:transform="rotate (1.5707963267949) translate (3cm 4.33cm)">
          <text:p/>
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2" draw:layer="layout" svg:width="15.6cm" svg:height="4.055cm" svg:x="0.4cm" svg:y="0.7cm">
          <draw:text-box>
            <text:p><text:span text:style-name="T1">B O </text:span><text:span text:style-name="T1">Ach</text:span><text:span text:style-name="T1">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6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7T19:29:56.669624549</meta:creation-date>
    <dc:date>2020-02-29T00:32:15.409430089</dc:date>
    <meta:editing-duration>PT49M50S</meta:editing-duration>
    <meta:editing-cycles>18</meta:editing-cycles>
    <meta:generator>LibreOffice/6.0.7.3$Linux_X86_64 LibreOffice_project/00m0$Build-3</meta:generator>
    <meta:document-statistic meta:object-count="2"/>
  </office:meta>
</office:document-meta>
</file>